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ohit Devanagari1" svg:font-family="'Lohit Devanagari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4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5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e06666" style:font-name="Times New Roman" fo:font-size="13.5pt" style:font-name-asian="Times New Roman1" style:font-size-asian="13.5pt" style:font-name-complex="Times New Roman1" style:font-size-complex="13.5pt"/>
    </style:style>
    <style:style style:name="P9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cc0000" style:font-name="Times New Roman" fo:font-size="13.5pt" style:font-name-asian="Times New Roman1" style:font-size-asian="13.5pt" style:font-name-complex="Times New Roman1" style:font-size-complex="13.5pt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text-properties fo:color="#ce181e"/>
    </style:style>
    <style:style style:name="P12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cc0000" style:font-name="Times New Roman" fo:font-size="13.5pt" style:font-name-asian="Times New Roman1" style:font-size-asian="13.5pt" style:font-name-complex="Times New Roman1" style:font-size-complex="13.5pt"/>
    </style:style>
    <style:style style:name="P13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4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5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6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7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e06666" style:font-name="Times New Roman" fo:font-size="13.5pt" style:font-name-asian="Times New Roman1" style:font-size-asian="13.5pt" style:font-name-complex="Times New Roman1" style:font-size-complex="13.5pt"/>
    </style:style>
    <style:style style:name="P18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e06666" style:font-name="Times New Roman" fo:font-size="13.5pt" style:font-name-asian="Times New Roman1" style:font-size-asian="13.5pt" style:font-name-complex="Times New Roman1" style:font-size-complex="13.5pt"/>
    </style:style>
    <style:style style:name="P19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ce181e" style:font-name="Times New Roman" fo:font-size="13.5pt" style:font-name-asian="Times New Roman1" style:font-size-asian="13.5pt" style:font-name-complex="Times New Roman1" style:font-size-complex="13.5pt"/>
    </style:style>
    <style:style style:name="P20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cc0000" style:font-name="Times New Roman" fo:font-size="13.5pt" style:font-name-asian="Times New Roman1" style:font-size-asian="13.5pt" style:font-name-complex="Times New Roman1" style:font-size-complex="13.5pt"/>
    </style:style>
    <style:style style:name="P21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cc0000" style:font-name="Times New Roman" fo:font-size="13.5pt" style:font-name-asian="Times New Roman1" style:font-size-asian="13.5pt" style:font-name-complex="Times New Roman1" style:font-size-complex="13.5pt"/>
    </style:style>
    <style:style style:name="P22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3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4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6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7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8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9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e06666" style:font-name="Times New Roman" fo:font-size="13.5pt" style:font-name-asian="Times New Roman1" style:font-size-asian="13.5pt" style:font-name-complex="Times New Roman1" style:font-size-complex="13.5pt"/>
    </style:style>
    <style:style style:name="P30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e06666" style:font-name="Times New Roman" fo:font-size="13.5pt" style:font-name-asian="Times New Roman1" style:font-size-asian="13.5pt" style:font-name-complex="Times New Roman1" style:font-size-complex="13.5pt"/>
    </style:style>
    <style:style style:name="P3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e06666" style:font-name="Times New Roman" fo:font-size="13.5pt" style:font-name-asian="Times New Roman1" style:font-size-asian="13.5pt" style:font-name-complex="Times New Roman1" style:font-size-complex="13.5pt"/>
    </style:style>
    <style:style style:name="P32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ce181e"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34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5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6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7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8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9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e06666" style:font-name="Times New Roman" fo:font-size="13.5pt" style:font-name-asian="Times New Roman1" style:font-size-asian="13.5pt" style:font-name-complex="Times New Roman1" style:font-size-complex="13.5pt"/>
    </style:style>
    <style:style style:name="P40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e06666" style:font-name="Times New Roman" fo:font-size="13.5pt" style:font-name-asian="Times New Roman1" style:font-size-asian="13.5pt" style:font-name-complex="Times New Roman1" style:font-size-complex="13.5pt"/>
    </style:style>
    <style:style style:name="P4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4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e06666" style:font-name="Courier New" fo:font-size="13.5pt" style:font-name-asian="Courier New2" style:font-size-asian="13.5pt" style:font-name-complex="Courier New2" style:font-size-complex="13.5pt"/>
    </style:style>
    <style:style style:name="P4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c0000" style:font-name="Courier New" fo:font-size="13.5pt" style:font-name-asian="Courier New2" style:font-size-asian="13.5pt" style:font-name-complex="Courier New2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jdgxs"/>Core Java: Part 1</text:p>
      <text:p text:style-name="P6">Which of the following are keywords in Java programming language</text:p>
      <text:list xml:id="list761944619" text:style-name="WWNum6">
        <text:list-item>
          <text:p text:style-name="P12">a) public</text:p>
        </text:list-item>
        <text:list-item>
          <text:p text:style-name="P20">b) static</text:p>
        </text:list-item>
        <text:list-item>
          <text:p text:style-name="P20">c) void</text:p>
        </text:list-item>
        <text:list-item>
          <text:p text:style-name="P22">d) main</text:p>
        </text:list-item>
        <text:list-item>
          <text:p text:style-name="P34">e) scope</text:p>
        </text:list-item>
      </text:list>
      <text:p text:style-name="P6">Consider the code</text:p>
      <text:p text:style-name="P3">private static void printTotal(int i, int j) {</text:p>
      <text:p text:style-name="P3">int sum = i + j;</text:p>
      <text:p text:style-name="P3">System.out.println("This program performs addition " +</text:p>
      <text:p text:style-name="P3">"using two numbers supplied.");</text:p>
      <text:p text:style-name="P3">System.out.println("The two numbers and the sum: " +</text:p>
      <text:p text:style-name="P3">i + " + " + j + " = " + sum);</text:p>
      <text:p text:style-name="P3">}</text:p>
      <text:p text:style-name="P7">In the above code which of the following define local variables:</text:p>
      <text:list xml:id="list2272245731" text:style-name="WWNum7">
        <text:list-item>
          <text:p text:style-name="P13">a) i, j only.</text:p>
        </text:list-item>
        <text:list-item>
          <text:p text:style-name="P23">b) sum only.</text:p>
        </text:list-item>
        <text:list-item>
          <text:p text:style-name="P29">c) i, j and sum.</text:p>
        </text:list-item>
        <text:list-item>
          <text:p text:style-name="P35">d) There are no local variables.</text:p>
        </text:list-item>
      </text:list>
      <text:p text:style-name="P6">Which of the following are correct regarding Java variables</text:p>
      <text:list xml:id="list4273967101" text:style-name="WWNum8">
        <text:list-item>
          <text:p text:style-name="P14">a) The default value for boolean variable is: true.</text:p>
        </text:list-item>
        <text:list-item>
          <text:p text:style-name="P24">b) A literal and a variable are the same.</text:p>
        </text:list-item>
        <text:list-item>
          <text:p text:style-name="P30">c) This is a valid variable declaration: int _52 = 52;</text:p>
        </text:list-item>
        <text:list-item>
          <text:p text:style-name="P39">d) This is a valid instance variable declaration: int i, j = 10;</text:p>
        </text:list-item>
      </text:list>
      <text:p text:style-name="P6">Consider the code:</text:p>
      <text:p text:style-name="P3">// This program prints text and an integer number.</text:p>
      <text:p text:style-name="P3">public class YearPrinter {</text:p>
      <text:p text:style-name="P3">public static void main(String [] args) {</text:p>
      <text:p text:style-name="P3">int year= 2013;</text:p>
      <text:p text:style-name="P3">System.out.println("This year is: " + year);</text:p>
      <text:p text:style-name="P3">}</text:p>
      <text:p text:style-name="P3">}</text:p>
      <text:p text:style-name="P7">Which of the following are correct of the above code:</text:p>
      <text:list xml:id="list3910982699" text:style-name="WWNum1">
        <text:list-item>
          <text:p text:style-name="P17"><text:soft-page-break/>a) “year” is a numeric variable.</text:p>
        </text:list-item>
        <text:list-item>
          <text:p text:style-name="P31">b) ‘System.out.println(“This year is: ” + year);’ is a statement.</text:p>
        </text:list-item>
        <text:list-item>
          <text:p text:style-name="P31">c) “YearPrinter” is the name of a class.</text:p>
        </text:list-item>
        <text:list-item>
          <text:p text:style-name="P31">d) “main” is the name of a method.</text:p>
        </text:list-item>
        <text:list-item>
          <text:p text:style-name="P40">e) “//” is used to write a comment within a class.</text:p>
        </text:list-item>
      </text:list>
      <text:p text:style-name="P2"><text:span text:style-name="T1">Q 5 :</text:span><text:span text:style-name="T2"> </text:span><text:span text:style-name="T1">Which of the following code snippets correctly show statement “blocks”</text:span></text:p>
      <text:p text:style-name="P8">a.</text:p>
      <text:p text:style-name="P42">public int calculate(int a, int b) {</text:p>
      <text:p text:style-name="P42">int c = a + b;</text:p>
      <text:p text:style-name="P42">System.out.println("a+b = " + c);</text:p>
      <text:p text:style-name="P42">return c;</text:p>
      <text:p text:style-name="P42">}</text:p>
      <text:p text:style-name="P8">b.</text:p>
      <text:p text:style-name="P42">String a = "Java";</text:p>
      <text:p text:style-name="P42">String b = "programming";</text:p>
      <text:p text:style-name="P42">String c = "Java programming";</text:p>
      <text:p text:style-name="P42">if (c.equals(a + b)) {</text:p>
      <text:p text:style-name="P42">System.out.println("Java programming"); // prints Java programming</text:p>
      <text:p text:style-name="P42">}</text:p>
      <text:p text:style-name="P8">c.</text:p>
      <text:p text:style-name="P42">{</text:p>
      <text:p text:style-name="P42">Object object = null;</text:p>
      <text:p text:style-name="P42">}</text:p>
      <text:p text:style-name="P9">d.</text:p>
      <text:p text:style-name="P43">Integer i = null;</text:p>
      <text:p text:style-name="P43">try {</text:p>
      <text:p text:style-name="P43">i = new Integer("56");</text:p>
      <text:p text:style-name="P43">}</text:p>
      <text:p text:style-name="P43">catch(NumberFormatException nfe) {</text:p>
      <text:p text:style-name="P43">nfe.printStackTrace();</text:p>
      <text:p text:style-name="P43">}</text:p>
      <text:p text:style-name="P6">To create a Java application which of the following are required</text:p>
      <text:list xml:id="list28690864" text:style-name="WWNum2">
        <text:list-item>
          <text:p text:style-name="P15">a) A source code file.</text:p>
        </text:list-item>
        <text:list-item>
          <text:p text:style-name="P25">b) Java programming language compiler.</text:p>
        </text:list-item>
        <text:list-item>
          <text:p text:style-name="P21">c) A text editor or an IDE.</text:p>
        </text:list-item>
        <text:list-item>
          <text:p text:style-name="P36"><text:soft-page-break/>d) The Java application launcer.</text:p>
        </text:list-item>
      </text:list>
      <text:p text:style-name="P6">Consider the code</text:p>
      <text:p text:style-name="P3">public class YearPrinter {</text:p>
      <text:p text:style-name="P3">public static void main(String [] args) {</text:p>
      <text:p text:style-name="P3">new YearPrinter().printIt();</text:p>
      <text:p text:style-name="P3">}</text:p>
      <text:p text:style-name="P3">private void printIt() {</text:p>
      <text:p text:style-name="P3">int year= 2013;</text:p>
      <text:p text:style-name="P3">System.out.println("This year is: " + year);</text:p>
      <text:p text:style-name="P3">}</text:p>
      <text:p text:style-name="P3"/>
      <text:p text:style-name="P3">}</text:p>
      <text:p text:style-name="P7">Which one of the following is correct after the above is compiled and run:</text:p>
      <text:list xml:id="list1612951636" text:style-name="WWNum3">
        <text:list-item>
          <text:p text:style-name="P18">a) There is a compile time error.</text:p>
        </text:list-item>
        <text:list-item>
          <text:p text:style-name="P26">b) The program prints “The year is: 2013”.</text:p>
        </text:list-item>
        <text:list-item>
          <text:p text:style-name="P37">c) There is a runtime error.</text:p>
        </text:list-item>
      </text:list>
      <text:p text:style-name="P6">Consider the code</text:p>
      <text:p text:style-name="P3">package mypackage;</text:p>
      <text:p text:style-name="P3"/>
      <text:p text:style-name="P3">public class ClassA {</text:p>
      <text:p text:style-name="P3">public static void main(String [] args) {</text:p>
      <text:p text:style-name="P3">new ClassA().doThis();</text:p>
      <text:p text:style-name="P3">}</text:p>
      <text:p text:style-name="P3">public void doThis() {</text:p>
      <text:p text:style-name="P3">System.out.println("Running the ClassA class.");</text:p>
      <text:p text:style-name="P3">}</text:p>
      <text:p text:style-name="P3">}</text:p>
      <text:p text:style-name="P7">Assume that the ClassA.java is in the current directory. And, all the Java commands are run from the current directory. Which of the following are correct:</text:p>
      <text:p text:style-name="P4"/>
      <text:list xml:id="list2032619136" text:style-name="WWNum4">
        <text:list-item>
          <text:p text:style-name="P19">a) The command “javac -d . ClassA.java” at command prompt creates a directory called mypackage, and ClassA.class file within that directory.</text:p>
        </text:list-item>
        <text:list-item>
          <text:p text:style-name="P27">b) The above class can be run at the command prompt using the command “java mypackage.ClassA”.</text:p>
        </text:list-item>
        <text:list-item>
          <text:p text:style-name="P27">c) The above class can be run at the command prompt using the command “java ClassA”.</text:p>
        </text:list-item>
        <text:list-item>
          <text:p text:style-name="P33"><text:span text:style-name="T2">d) The above class can be run at the command prompt using the command </text:span><text:soft-page-break/><text:span text:style-name="T2">“java ClassA.class”.</text:span></text:p>
        </text:list-item>
      </text:list>
      <text:p text:style-name="P6">The package and import statements must be specified before a class definition within a class file</text:p>
      <text:p text:style-name="P7"><text:span text:style-name="T3">True</text:span> or false:</text:p>
      <text:p text:style-name="P6">Consider the following two Java classes</text:p>
      <text:p text:style-name="P3">ProgramA.java:</text:p>
      <text:p text:style-name="P3"/>
      <text:p text:style-name="P3">import java.util.ArrayList;</text:p>
      <text:p text:style-name="P3">public class ProgramA {</text:p>
      <text:p text:style-name="P3"/>
      <text:p text:style-name="P3">public static void main (String [] rrr) {</text:p>
      <text:p text:style-name="P3">ArrayList&lt;String&gt; list1 = new ArrayList&lt;String&gt;();</text:p>
      <text:p text:style-name="P3">list1.add("element 1");</text:p>
      <text:p text:style-name="P3">System.out.println("An element is added to the array list.");</text:p>
      <text:p text:style-name="P3">}</text:p>
      <text:p text:style-name="P3">}</text:p>
      <text:p text:style-name="P3"/>
      <text:p text:style-name="P3">ProgramB.java:</text:p>
      <text:p text:style-name="P3"/>
      <text:p text:style-name="P3">public class ProgramB {</text:p>
      <text:p text:style-name="P3"/>
      <text:p text:style-name="P3">public static void main (String [] args) {</text:p>
      <text:p text:style-name="P3">java.util.ArrayList&lt;String&gt; list = new java.util.ArrayList&lt;String&gt;();</text:p>
      <text:p text:style-name="P3">list.add("element 1");</text:p>
      <text:p text:style-name="P3">System.out.println("An element is added to the array list.");</text:p>
      <text:p text:style-name="P3">}</text:p>
      <text:p text:style-name="P3">}</text:p>
      <text:p text:style-name="P7">Which of the following are correct of the above two classes:</text:p>
      <text:list xml:id="list3219207346" text:style-name="WWNum5">
        <text:list-item>
          <text:p text:style-name="P16">a) Both ProgramA and ProgramB compile, run and print “An element is added to the arraylist .”.</text:p>
        </text:list-item>
        <text:list-item>
          <text:p text:style-name="P32">b) Only ProgramA compiles, runs and prints “An element is added to the arraylist .”.</text:p>
        </text:list-item>
        <text:list-item>
          <text:p text:style-name="P28">c) Only ProgramB compiles, runs and print “An element is added to the arraylist .”.</text:p>
        </text:list-item>
        <text:list-item>
          <text:p text:style-name="P38">d) Both ProgramA and ProgramB fail to compile and run.</text:p>
        </text:list-item>
      </text:list>
      <text:p text:style-name="Standard"><text:soft-page-break/></text:p>
      <text:p text:style-name="Standard"/>
      <text:p text:style-name="Standard"/>
      <text:p text:style-name="P10">Which of the following is not introduced with Java 8?</text:p>
      <text:p text:style-name="Standard">a) Stream API</text:p>
      <text:p text:style-name="Standard">b) Serialization</text:p>
      <text:p text:style-name="P1">c) Spliterator</text:p>
      <text:p text:style-name="Standard">d) Lambda Expression</text:p>
      <text:p text:style-name="Standard"/>
      <text:p text:style-name="Standard"/>
      <text:p text:style-name="P10">What is the purpose of BooleanSupplier function interface?</text:p>
      <text:p text:style-name="P1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Standard"/>
      <text:p text:style-name="P10">What is the return type of lambda expression?</text:p>
      <text:p text:style-name="Standard">a) String</text:p>
      <text:p text:style-name="Standard">b) Object</text:p>
      <text:p text:style-name="Standard">c) <text:span text:style-name="T3">void</text:span></text:p>
      <text:p text:style-name="Standard">d) Function</text:p>
      <text:p text:style-name="Standard"/>
      <text:p text:style-name="P10">Which is the new method introduced in java 8 to iterate over a collection?</text:p>
      <text:p text:style-name="Standard">a) for (String i : StringList)</text:p>
      <text:p text:style-name="P1">b) foreach (String i : StringList)</text:p>
      <text:p text:style-name="Standard">c) StringList.forEach()</text:p>
      <text:p text:style-name="Standard">d) List.for()</text:p>
      <text:p text:style-name="Standard"/>
      <text:p text:style-name="P10">What are the two types of Streams offered by java 8?</text:p>
      <text:p text:style-name="Standard">a) sequential and parallel</text:p>
      <text:p text:style-name="Standard">b) sequential and random</text:p>
      <text:p text:style-name="Standard"><text:soft-page-break/>c) parallel and random</text:p>
      <text:p text:style-name="P1">d) random and synchronized</text:p>
      <text:p text:style-name="Standard"/>
      <text:p text:style-name="Standard"/>
      <text:p text:style-name="P10">Which feature of java 8 enables us to create a work stealing thread pool using all available processors at its target?</text:p>
      <text:p text:style-name="Standard">a) workPool</text:p>
      <text:p text:style-name="Standard">b) newWorkStealingPool</text:p>
      <text:p text:style-name="Standard">c) threadPool</text:p>
      <text:p text:style-name="P1">d) workThreadPool</text:p>
      <text:p text:style-name="Standard"/>
      <text:p text:style-name="P10">What does Files.lines(Path path) do?</text:p>
      <text:p text:style-name="Standard">a) It reads all the files at the path specified as a String</text:p>
      <text:p text:style-name="P1"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Standard"/>
      <text:p text:style-name="P10">What is Optional object used for?</text:p>
      <text:p text:style-name="Standard">a) Optional is used for optional runtime argument</text:p>
      <text:p text:style-name="P1">b) Optional is used for optional spring profile</text:p>
      <text:p text:style-name="Standard">c) Optional is used to represent null with absent value</text:p>
      <text:p text:style-name="Standard">d) Optional means it’s not mandatory for method to return object</text:p>
      <text:p text:style-name="Standard"/>
      <text:p text:style-name="P10">What is the substitute of Rhino javascript engine in Java 8?</text:p>
      <text:p text:style-name="Standard">a) Nashorn</text:p>
      <text:p text:style-name="Standard">b) V8</text:p>
      <text:p text:style-name="Standard">c) Inscript</text:p>
      <text:p text:style-name="P1">d) Narcissus</text:p>
      <text:p text:style-name="Standard"/>
      <text:p text:style-name="P10">What does SAM stand for in the context of Functional Interface?</text:p>
      <text:p text:style-name="Standard">a) Single Ambivalue Method</text:p>
      <text:p text:style-name="Standard">b<text:span text:style-name="T3">) Single Abstract Method</text:span></text:p>
      <text:p text:style-name="Standard"><text:soft-page-break/>c) Simple Active Markup</text:p>
      <text:p text:style-name="Standard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Lohit Devanagari1" svg:font-family="'Lohit Devanagari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0T23:42:00.817841053</dc:date>
    <meta:editing-duration>PT3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7" meta:paragraph-count="174" meta:word-count="1034" meta:character-count="5741" meta:non-whitespace-character-count="4914"/>
  </office:meta>
</office:document-meta>
</file>